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text-properties officeooo:rsid="001a47de" officeooo:paragraph-rsid="001a47de"/>
    </style:style>
    <style:style style:name="P2" style:family="paragraph" style:parent-style-name="Standard">
      <style:text-properties officeooo:rsid="000152f6" officeooo:paragraph-rsid="000152f6"/>
    </style:style>
    <style:style style:name="P3" style:family="paragraph" style:parent-style-name="Standard">
      <style:text-properties officeooo:rsid="000152f6" officeooo:paragraph-rsid="00066757"/>
    </style:style>
    <style:style style:name="P4" style:family="paragraph" style:parent-style-name="Standard">
      <style:text-properties officeooo:rsid="000152f6" officeooo:paragraph-rsid="0012b083"/>
    </style:style>
    <style:style style:name="P5" style:family="paragraph" style:parent-style-name="Standard">
      <style:text-properties officeooo:rsid="000152f6" officeooo:paragraph-rsid="0015cd44"/>
    </style:style>
    <style:style style:name="P6" style:family="paragraph" style:parent-style-name="Standard">
      <style:text-properties officeooo:rsid="00021633" officeooo:paragraph-rsid="00021633"/>
    </style:style>
    <style:style style:name="P7" style:family="paragraph" style:parent-style-name="Standard">
      <style:text-properties officeooo:rsid="00021633" officeooo:paragraph-rsid="00048ba0"/>
    </style:style>
    <style:style style:name="P8" style:family="paragraph" style:parent-style-name="Standard">
      <style:text-properties officeooo:rsid="00021633" officeooo:paragraph-rsid="00066757"/>
    </style:style>
    <style:style style:name="P9" style:family="paragraph" style:parent-style-name="Standard">
      <style:text-properties officeooo:rsid="00021633" officeooo:paragraph-rsid="0010e3e5"/>
    </style:style>
    <style:style style:name="P10" style:family="paragraph" style:parent-style-name="Standard">
      <style:text-properties officeooo:rsid="00021633" officeooo:paragraph-rsid="0012b083"/>
    </style:style>
    <style:style style:name="P11" style:family="paragraph" style:parent-style-name="Standard">
      <style:text-properties officeooo:rsid="00021633" officeooo:paragraph-rsid="0015cd44"/>
    </style:style>
    <style:style style:name="P12" style:family="paragraph" style:parent-style-name="Standard">
      <style:text-properties fo:font-weight="bold" officeooo:rsid="00021633" officeooo:paragraph-rsid="0015cd44" style:font-weight-asian="bold" style:font-weight-complex="bold"/>
    </style:style>
    <style:style style:name="P13" style:family="paragraph" style:parent-style-name="Standard">
      <style:text-properties fo:font-weight="bold" officeooo:rsid="00062569" officeooo:paragraph-rsid="0012b083" style:font-weight-asian="bold" style:font-weight-complex="bold"/>
    </style:style>
    <style:style style:name="P14" style:family="paragraph" style:parent-style-name="Standard">
      <style:text-properties officeooo:rsid="0002895b" officeooo:paragraph-rsid="0002895b"/>
    </style:style>
    <style:style style:name="P15" style:family="paragraph" style:parent-style-name="Standard">
      <style:text-properties officeooo:rsid="0002895b" officeooo:paragraph-rsid="0012b083"/>
    </style:style>
    <style:style style:name="P16" style:family="paragraph" style:parent-style-name="Standard">
      <style:text-properties officeooo:rsid="0002cbe1" officeooo:paragraph-rsid="0002cbe1"/>
    </style:style>
    <style:style style:name="P17" style:family="paragraph" style:parent-style-name="Standard">
      <style:text-properties officeooo:rsid="0002cbe1" officeooo:paragraph-rsid="0015cd44"/>
    </style:style>
    <style:style style:name="P18" style:family="paragraph" style:parent-style-name="Standard">
      <style:text-properties officeooo:rsid="00048ba0" officeooo:paragraph-rsid="00048ba0"/>
    </style:style>
    <style:style style:name="P19" style:family="paragraph" style:parent-style-name="Standard">
      <style:text-properties officeooo:rsid="00051b8c" officeooo:paragraph-rsid="00051b8c"/>
    </style:style>
    <style:style style:name="P20" style:family="paragraph" style:parent-style-name="Standard">
      <style:text-properties officeooo:rsid="00051b8c" officeooo:paragraph-rsid="0012b083"/>
    </style:style>
    <style:style style:name="P21" style:family="paragraph" style:parent-style-name="Standard">
      <style:text-properties officeooo:rsid="00062569" officeooo:paragraph-rsid="0015cd44"/>
    </style:style>
    <style:style style:name="P22" style:family="paragraph" style:parent-style-name="Standard">
      <style:text-properties fo:font-weight="normal" officeooo:rsid="00066757" officeooo:paragraph-rsid="00066757" style:font-weight-asian="normal" style:font-weight-complex="normal"/>
    </style:style>
    <style:style style:name="P23" style:family="paragraph" style:parent-style-name="Standard">
      <style:text-properties fo:font-weight="normal" officeooo:rsid="00062569" officeooo:paragraph-rsid="00066757" style:font-weight-asian="normal" style:font-weight-complex="normal"/>
    </style:style>
    <style:style style:name="P24" style:family="paragraph" style:parent-style-name="Standard">
      <style:text-properties fo:font-weight="normal" officeooo:rsid="000e96af" officeooo:paragraph-rsid="000e96af" style:font-weight-asian="normal" style:font-weight-complex="normal"/>
    </style:style>
    <style:style style:name="P25" style:family="paragraph" style:parent-style-name="Standard">
      <style:text-properties fo:font-weight="normal" officeooo:rsid="00021633" officeooo:paragraph-rsid="0015cd44" style:font-weight-asian="normal" style:font-weight-complex="normal"/>
    </style:style>
    <style:style style:name="P26" style:family="paragraph" style:parent-style-name="Standard">
      <style:text-properties officeooo:rsid="000764da" officeooo:paragraph-rsid="000764da"/>
    </style:style>
    <style:style style:name="P27" style:family="paragraph" style:parent-style-name="Standard">
      <style:text-properties officeooo:rsid="000764da" officeooo:paragraph-rsid="0012b083"/>
    </style:style>
    <style:style style:name="P28" style:family="paragraph" style:parent-style-name="Standard">
      <style:text-properties officeooo:rsid="0009264e" officeooo:paragraph-rsid="0009264e"/>
    </style:style>
    <style:style style:name="P29" style:family="paragraph" style:parent-style-name="Standard">
      <style:text-properties officeooo:rsid="0009264e" officeooo:paragraph-rsid="0012b083"/>
    </style:style>
    <style:style style:name="P30" style:family="paragraph" style:parent-style-name="Standard">
      <style:text-properties officeooo:rsid="000a0bdd" officeooo:paragraph-rsid="0015cd44"/>
    </style:style>
    <style:style style:name="P31" style:family="paragraph" style:parent-style-name="Standard">
      <style:text-properties officeooo:rsid="000bfbf3" officeooo:paragraph-rsid="0015cd44"/>
    </style:style>
    <style:style style:name="P32" style:family="paragraph" style:parent-style-name="Standard">
      <style:text-properties officeooo:rsid="000bfbf3" officeooo:paragraph-rsid="001802e8"/>
    </style:style>
    <style:style style:name="P33" style:family="paragraph" style:parent-style-name="Standard">
      <style:text-properties officeooo:rsid="000ddd1d" officeooo:paragraph-rsid="000ddd1d"/>
    </style:style>
    <style:style style:name="P34" style:family="paragraph" style:parent-style-name="Standard">
      <style:text-properties officeooo:rsid="000ddd1d" officeooo:paragraph-rsid="0015cd44"/>
    </style:style>
    <style:style style:name="P35" style:family="paragraph" style:parent-style-name="Standard">
      <style:text-properties officeooo:rsid="000f159b" officeooo:paragraph-rsid="000f159b"/>
    </style:style>
    <style:style style:name="P36" style:family="paragraph" style:parent-style-name="Standard">
      <style:text-properties officeooo:rsid="001196ee" officeooo:paragraph-rsid="001196ee"/>
    </style:style>
    <style:style style:name="P37" style:family="paragraph" style:parent-style-name="Text_20_body">
      <style:text-properties officeooo:paragraph-rsid="0015cd44"/>
    </style:style>
    <style:style style:name="P38" style:family="paragraph" style:parent-style-name="Contents_20_2">
      <style:paragraph-properties>
        <style:tab-stops>
          <style:tab-stop style:position="6.4965in" style:type="right" style:leader-style="dotted" style:leader-text="."/>
        </style:tab-stops>
      </style:paragraph-properties>
    </style:style>
    <style:style style:name="P39" style:family="paragraph" style:parent-style-name="Standard">
      <style:text-properties officeooo:rsid="000152f6" officeooo:paragraph-rsid="0015cd44"/>
    </style:style>
    <style:style style:name="P40" style:family="paragraph" style:parent-style-name="Standard">
      <style:text-properties officeooo:rsid="000152f6" officeooo:paragraph-rsid="000152f6"/>
    </style:style>
    <style:style style:name="P41" style:family="paragraph" style:parent-style-name="Standard">
      <style:text-properties officeooo:rsid="00021633" officeooo:paragraph-rsid="0015cd44"/>
    </style:style>
    <style:style style:name="P42" style:family="paragraph" style:parent-style-name="Standard">
      <style:text-properties officeooo:rsid="00021633" officeooo:paragraph-rsid="0012b083"/>
    </style:style>
    <style:style style:name="P43" style:family="paragraph" style:parent-style-name="Standard">
      <style:text-properties fo:font-weight="normal" officeooo:rsid="000152f6" officeooo:paragraph-rsid="0015cd44" style:font-weight-asian="normal" style:font-weight-complex="normal"/>
    </style:style>
    <style:style style:name="P44" style:family="paragraph" style:parent-style-name="Standard">
      <style:text-properties fo:font-weight="normal" officeooo:rsid="00051b8c" officeooo:paragraph-rsid="0015cd44" style:font-weight-asian="normal" style:font-weight-complex="normal"/>
    </style:style>
    <style:style style:name="P45" style:family="paragraph" style:parent-style-name="Standard">
      <style:text-properties officeooo:rsid="00051b8c" officeooo:paragraph-rsid="0014f6b1"/>
    </style:style>
    <style:style style:name="P46" style:family="paragraph" style:parent-style-name="Standard">
      <style:text-properties officeooo:rsid="000a0bdd" officeooo:paragraph-rsid="0015cd44"/>
    </style:style>
    <style:style style:name="P47" style:family="paragraph" style:parent-style-name="Standard">
      <style:text-properties officeooo:rsid="000a0bdd" officeooo:paragraph-rsid="001802e8"/>
    </style:style>
    <style:style style:name="P48" style:family="paragraph" style:parent-style-name="Standard">
      <style:text-properties officeooo:rsid="001c2dae" officeooo:paragraph-rsid="001c2dae"/>
    </style:style>
    <style:style style:name="P49" style:family="paragraph" style:parent-style-name="Heading_20_2">
      <style:text-properties officeooo:paragraph-rsid="0015cd44"/>
    </style:style>
    <style:style style:name="P50" style:family="paragraph" style:parent-style-name="Heading_20_2">
      <style:text-properties fo:font-weight="bold" style:font-weight-asian="bold" style:font-weight-complex="bold"/>
    </style:style>
    <style:style style:name="P51" style:family="paragraph" style:parent-style-name="Heading_20_2">
      <style:text-properties officeooo:paragraph-rsid="001802e8"/>
    </style:style>
    <style:style style:name="P52" style:family="paragraph" style:parent-style-name="Heading_20_2">
      <style:paragraph-properties fo:break-before="page"/>
      <style:text-properties officeooo:paragraph-rsid="0015cd44"/>
    </style:style>
    <style:style style:name="T1" style:family="text">
      <style:text-properties officeooo:rsid="000152f6"/>
    </style:style>
    <style:style style:name="T2" style:family="text">
      <style:text-properties fo:font-weight="bold" style:font-weight-asian="bold" style:font-weight-complex="bold"/>
    </style:style>
    <style:style style:name="T3" style:family="text">
      <style:text-properties fo:font-weight="bold" officeooo:rsid="000152f6" style:font-weight-asian="bold" style:font-weight-complex="bold"/>
    </style:style>
    <style:style style:name="T4" style:family="text">
      <style:text-properties fo:font-weight="bold" officeooo:rsid="00048ba0" style:font-weight-asian="bold" style:font-weight-complex="bold"/>
    </style:style>
    <style:style style:name="T5" style:family="text">
      <style:text-properties fo:font-weight="bold" officeooo:rsid="0002cbe1" style:font-weight-asian="bold" style:font-weight-complex="bold"/>
    </style:style>
    <style:style style:name="T6" style:family="text">
      <style:text-properties fo:font-weight="normal" style:font-weight-asian="normal" style:font-weight-complex="normal"/>
    </style:style>
    <style:style style:name="T7" style:family="text">
      <style:text-properties fo:font-weight="normal" officeooo:rsid="000152f6" style:font-weight-asian="normal" style:font-weight-complex="normal"/>
    </style:style>
    <style:style style:name="T8" style:family="text">
      <style:text-properties fo:font-weight="normal" officeooo:rsid="00051b8c" style:font-weight-asian="normal" style:font-weight-complex="normal"/>
    </style:style>
    <style:style style:name="T9" style:family="text">
      <style:text-properties fo:font-weight="normal" officeooo:rsid="00066757" style:font-weight-asian="normal" style:font-weight-complex="normal"/>
    </style:style>
    <style:style style:name="T10" style:family="text">
      <style:text-properties fo:font-weight="normal" officeooo:rsid="000ddd1d" style:font-weight-asian="normal" style:font-weight-complex="normal"/>
    </style:style>
    <style:style style:name="T11" style:family="text">
      <style:text-properties fo:font-weight="normal" officeooo:rsid="000f159b" style:font-weight-asian="normal" style:font-weight-complex="normal"/>
    </style:style>
    <style:style style:name="T12" style:family="text">
      <style:text-properties fo:font-weight="normal" officeooo:rsid="0010e3e5" style:font-weight-asian="normal" style:font-weight-complex="normal"/>
    </style:style>
    <style:style style:name="T13" style:family="text">
      <style:text-properties fo:font-weight="normal" officeooo:rsid="000e96af" style:font-weight-asian="normal" style:font-weight-complex="normal"/>
    </style:style>
    <style:style style:name="T14" style:family="text">
      <style:text-properties fo:font-weight="normal" officeooo:rsid="000a0bdd" style:font-weight-asian="normal" style:font-weight-complex="normal"/>
    </style:style>
    <style:style style:name="T15" style:family="text">
      <style:text-properties officeooo:rsid="00021633"/>
    </style:style>
    <style:style style:name="T16" style:family="text">
      <style:text-properties officeooo:rsid="00048ba0"/>
    </style:style>
    <style:style style:name="T17" style:family="text">
      <style:text-properties officeooo:rsid="0009264e"/>
    </style:style>
    <style:style style:name="T18" style:family="text">
      <style:text-properties officeooo:rsid="000ddd1d"/>
    </style:style>
    <style:style style:name="T19" style:family="text">
      <style:text-properties officeooo:rsid="000e96af"/>
    </style:style>
    <style:style style:name="T20" style:family="text">
      <style:text-properties officeooo:rsid="000f159b"/>
    </style:style>
    <style:style style:name="T21" style:family="text">
      <style:text-properties officeooo:rsid="0010e3e5"/>
    </style:style>
    <style:style style:name="T22" style:family="text">
      <style:text-properties officeooo:rsid="001196ee"/>
    </style:style>
    <style:style style:name="T23" style:family="text">
      <style:text-properties officeooo:rsid="00177667"/>
    </style:style>
    <style:style style:name="T24" style:family="text">
      <style:text-properties officeooo:rsid="001802e8"/>
    </style:style>
    <style:style style:name="T25" style:family="text">
      <style:text-properties officeooo:rsid="001a47d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Available <text:span text:style-name="T25">new </text:span>sketch <text:span text:style-name="T24">and </text:span>routines</text:p>
      <text:p text:style-name="P2"/>
      <text:p text:style-name="P2">The following are the example sketches <text:span text:style-name="T23">are new in this library</text:span>:</text:p>
      <text:p text:style-name="P2"/>
      <text:p text:style-name="P2">1. pvh_ESP8266_Shield_client</text:p>
      <text:p text:style-name="P6">2. pvh_ESP8266_Shield_softAP_loopback</text:p>
      <text:p text:style-name="P26">3. pvh_ESP8266_Shield_softAP_gpio</text:p>
      <text:p text:style-name="P33">4. pvh_ESP8266_Shield_server_talkback</text:p>
      <text:p text:style-name="P35">5. pvh_ESP8266_Shield_server_loopback</text:p>
      <text:p text:style-name="P36">6. pvh_ESP8266_Shield_Server_gpio</text:p>
      <text:p text:style-name="P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38"><text:a xlink:type="simple" xlink:href="#__RefHeading___Toc230_203820240" text:style-name="Index_20_Link" text:visited-style-name="Index_20_Link">checkssid(int disp)<text:tab/>2</text:a></text:p>
          <text:p text:style-name="P38"><text:a xlink:type="simple" xlink:href="#__RefHeading___Toc151_203820240" text:style-name="Index_20_Link" text:visited-style-name="Index_20_Link">connectESP8266()<text:tab/>2</text:a></text:p>
          <text:p text:style-name="P38"><text:a xlink:type="simple" xlink:href="#__RefHeading___Toc192_203820240" text:style-name="Index_20_Link" text:visited-style-name="Index_20_Link">displayConnectInfo()<text:tab/>2</text:a></text:p>
          <text:p text:style-name="P38"><text:a xlink:type="simple" xlink:href="#__RefHeading___Toc194_203820240" text:style-name="Index_20_Link" text:visited-style-name="Index_20_Link">errorLoop(int error)<text:tab/>2</text:a></text:p>
          <text:p text:style-name="P38"><text:a xlink:type="simple" xlink:href="#__RefHeading___Toc196_203820240" text:style-name="Index_20_Link" text:visited-style-name="Index_20_Link">firmware_info()<text:tab/>2</text:a></text:p>
          <text:p text:style-name="P38"><text:a xlink:type="simple" xlink:href="#__RefHeading___Toc153_203820240" text:style-name="Index_20_Link" text:visited-style-name="Index_20_Link">handleGPIO(ESP8266Client client)<text:tab/>2</text:a></text:p>
          <text:p text:style-name="P38"><text:a xlink:type="simple" xlink:href="#__RefHeading___Toc155_203820240" text:style-name="Index_20_Link" text:visited-style-name="Index_20_Link">initGPIO()<text:tab/>2</text:a></text:p>
          <text:p text:style-name="P38"><text:a xlink:type="simple" xlink:href="#__RefHeading___Toc157_203820240" text:style-name="Index_20_Link" text:visited-style-name="Index_20_Link">initializeESP8266()<text:tab/>3</text:a></text:p>
          <text:p text:style-name="P38"><text:a xlink:type="simple" xlink:href="#__RefHeading___Toc159_203820240" text:style-name="Index_20_Link" text:visited-style-name="Index_20_Link">initSoftAP()<text:tab/>3</text:a></text:p>
          <text:p text:style-name="P38"><text:a xlink:type="simple" xlink:href="#__RefHeading___Toc161_203820240" text:style-name="Index_20_Link" text:visited-style-name="Index_20_Link">loopback( ESP8266Client client)<text:tab/>3</text:a></text:p>
          <text:p text:style-name="P38"><text:a xlink:type="simple" xlink:href="#__RefHeading___Toc248_203820240" text:style-name="Index_20_Link" text:visited-style-name="Index_20_Link">readData(ESP8266Client client, char *out, int len, int retry)<text:tab/>4</text:a></text:p>
          <text:p text:style-name="P38"><text:a xlink:type="simple" xlink:href="#__RefHeading___Toc165_203820240" text:style-name="Index_20_Link" text:visited-style-name="Index_20_Link">Server_connect()<text:tab/>4</text:a></text:p>
          <text:p text:style-name="P38"><text:a xlink:type="simple" xlink:href="#__RefHeading___Toc167_203820240" text:style-name="Index_20_Link" text:visited-style-name="Index_20_Link">setsoftIP()<text:tab/>4</text:a></text:p>
          <text:p text:style-name="P38"><text:a xlink:type="simple" xlink:href="#__RefHeading___Toc169_203820240" text:style-name="Index_20_Link" text:visited-style-name="Index_20_Link">setsoftMAC()<text:tab/>4</text:a></text:p>
          <text:p text:style-name="P38"><text:a xlink:type="simple" xlink:href="#__RefHeading___Toc174_203820240" text:style-name="Index_20_Link" text:visited-style-name="Index_20_Link">setSoftTimeout(uint16_t timeout)<text:tab/>5</text:a></text:p>
          <text:p text:style-name="P38"><text:a xlink:type="simple" xlink:href="#__RefHeading___Toc200_203820240" text:style-name="Index_20_Link" text:visited-style-name="Index_20_Link">serialTrigger(String message)<text:tab/>5</text:a></text:p>
          <text:p text:style-name="P38"><text:a xlink:type="simple" xlink:href="#__RefHeading___Toc202_203820240" text:style-name="Index_20_Link" text:visited-style-name="Index_20_Link">serverSetup()<text:tab/>5</text:a></text:p>
          <text:p text:style-name="P38"><text:a xlink:type="simple" xlink:href="#__RefHeading___Toc204_203820240" text:style-name="Index_20_Link" text:visited-style-name="Index_20_Link">setSpeed(unsigned long speed)<text:tab/>5</text:a></text:p>
          <text:p text:style-name="P38"><text:a xlink:type="simple" xlink:href="#__RefHeading___Toc206_203820240" text:style-name="Index_20_Link" text:visited-style-name="Index_20_Link">setDHCP()<text:tab/>5</text:a></text:p>
          <text:p text:style-name="P38"><text:a xlink:type="simple" xlink:href="#__RefHeading___Toc208_203820240" text:style-name="Index_20_Link" text:visited-style-name="Index_20_Link">setmode(int mode)<text:tab/>5</text:a></text:p>
          <text:p text:style-name="P38"><text:a xlink:type="simple" xlink:href="#__RefHeading___Toc210_203820240" text:style-name="Index_20_Link" text:visited-style-name="Index_20_Link">setstatic()<text:tab/>5</text:a></text:p>
          <text:p text:style-name="P38"><text:a xlink:type="simple" xlink:href="#__RefHeading___Toc252_203820240" text:style-name="Index_20_Link" text:visited-style-name="Index_20_Link">soft_server_setup()<text:tab/>5</text:a></text:p>
          <text:p text:style-name="P38"><text:a xlink:type="simple" xlink:href="#__RefHeading___Toc176_203820240" text:style-name="Index_20_Link" text:visited-style-name="Index_20_Link">softwhoconnected()<text:tab/>6</text:a></text:p>
          <text:p text:style-name="P38"><text:a xlink:type="simple" xlink:href="#__RefHeading___Toc244_203820240" text:style-name="Index_20_Link" text:visited-style-name="Index_20_Link">talkback( ESP8266Client client)<text:tab/>6</text:a></text:p>
          <text:p text:style-name="P38"><text:a xlink:type="simple" xlink:href="#__RefHeading___Toc222_203820240" text:style-name="Index_20_Link" text:visited-style-name="Index_20_Link">SWITCH()<text:tab/>6</text:a></text:p>
          <text:p text:style-name="P38"><text:a xlink:type="simple" xlink:href="#__RefHeading___Toc180_203820240" text:style-name="Index_20_Link" text:visited-style-name="Index_20_Link">BLINK()<text:tab/>6</text:a></text:p>
          <text:p text:style-name="P38"><text:a xlink:type="simple" xlink:href="#__RefHeading___Toc236_203820240" text:style-name="Index_20_Link" text:visited-style-name="Index_20_Link">ClrLedAction()<text:tab/>6</text:a></text:p>
          <text:p text:style-name="P38"><text:a xlink:type="simple" xlink:href="#__RefHeading___Toc238_203820240" text:style-name="Index_20_Link" text:visited-style-name="Index_20_Link">DoLedAction()<text:tab/>6</text:a></text:p>
          <text:p text:style-name="P38"><text:a xlink:type="simple" xlink:href="#__RefHeading___Toc240_203820240" text:style-name="Index_20_Link" text:visited-style-name="Index_20_Link">GetAdc()<text:tab/>6</text:a></text:p>
          <text:p text:style-name="P38"><text:a xlink:type="simple" xlink:href="#__RefHeading___Toc254_203820240" text:style-name="Index_20_Link" text:visited-style-name="Index_20_Link">SetLedPin(int ind)<text:tab/>6</text:a></text:p>
          <text:p text:style-name="P38"><text:a xlink:type="simple" xlink:href="#__RefHeading___Toc182_203820240" text:style-name="Index_20_Link" text:visited-style-name="Index_20_Link">STATUS()<text:tab/>6</text:a></text:p>
        </text:index-body>
      </text:table-of-content>
      <text:p text:style-name="P2"/>
      <text:p text:style-name="P48">Also see</text:p>
      <text:h text:style-name="P52" text:outline-level="2"><text:bookmark-start text:name="__RefHeading___Toc230_203820240"/>checkssid(int disp)<text:bookmark-end text:name="__RefHeading___Toc230_203820240"/></text:h>
      <text:p text:style-name="P5">available 1, 4, 5</text:p>
      <text:p text:style-name="P11">Detect whether requested SSID is available</text:p>
      <text:p text:style-name="P11">disp = 1 : will display received information</text:p>
      <text:h text:style-name="P49" text:outline-level="2"><text:bookmark-start text:name="__RefHeading___Toc151_203820240"/><text:span text:style-name="T2">connectESP8266()</text:span><text:tab/><text:tab/><text:bookmark-end text:name="__RefHeading___Toc151_203820240"/></text:h>
      <text:p text:style-name="P37">available 1, <text:span text:style-name="T18">4, 5, 6</text:span></text:p>
      <text:p text:style-name="P5">Will connect the ESP8266 to a wireless network</text:p>
      <text:p text:style-name="P5">uses :</text:p>
      <text:p text:style-name="P5"><text:tab/>const char mySSID[] = "yourSSIDhere";</text:p>
      <text:p text:style-name="P5"><text:tab/>const char myPSK[] = "yourPWDhere";</text:p>
      <text:h text:style-name="P49" text:outline-level="2"><text:bookmark-start text:name="__RefHeading___Toc192_203820240"/>displayConnectInfo()<text:bookmark-end text:name="__RefHeading___Toc192_203820240"/></text:h>
      <text:p text:style-name="P5">available 1, <text:span text:style-name="T18">4, 5</text:span></text:p>
      <text:p text:style-name="P5">will display the local IP, MAC and connect AP</text:p>
      <text:h text:style-name="P49" text:outline-level="2"><text:bookmark-start text:name="__RefHeading___Toc194_203820240"/>errorLoop(int error)<text:tab/><text:bookmark-end text:name="__RefHeading___Toc194_203820240"/></text:h>
      <text:p text:style-name="P43">available: ALL</text:p>
      <text:p text:style-name="P5">errorLoop prints an error code, <text:s/>reset ESP8266 shield then loops forever.</text:p>
      <text:h text:style-name="P49" text:outline-level="2"><text:bookmark-start text:name="__RefHeading___Toc196_203820240"/>firmware_info()<text:bookmark-end text:name="__RefHeading___Toc196_203820240"/></text:h>
      <text:p text:style-name="P5">available 1, 2, 4, 5</text:p>
      <text:p text:style-name="P11"><text:span text:style-name="T19">Get and </text:span>display <text:span text:style-name="T19">f</text:span>irmware version and build information </text:p>
      <text:h text:style-name="Heading_20_2" text:outline-level="2"><text:bookmark-start text:name="__RefHeading___Toc153_203820240"/><text:span text:style-name="T2">handleGPIO(ESP8266Client client)</text:span> <text:bookmark-end text:name="__RefHeading___Toc153_203820240"/></text:h>
      <text:p text:style-name="P29"><text:span text:style-name="T1">Available </text:span>3<text:span text:style-name="T1">, 6</text:span></text:p>
      <text:p text:style-name="P29"/>
      <text:p text:style-name="P28">Read the GPIO requests sent by a client and trigger the requested action</text:p>
      <text:h text:style-name="Heading_20_2" text:outline-level="2"><text:bookmark-start text:name="__RefHeading___Toc155_203820240"/>initGPIO()<text:bookmark-end text:name="__RefHeading___Toc155_203820240"/></text:h>
      <text:p text:style-name="P27"><text:span text:style-name="T15">available </text:span>3 ,<text:span text:style-name="T22">6</text:span></text:p>
      <text:p text:style-name="P26"/>
      <text:p text:style-name="P26">Initialize the GPIO’s for input or output <text:s/>this must be called after the board is initialized</text:p>
      <text:p text:style-name="P26">uses:</text:p>
      <text:p text:style-name="P26"><text:tab/>//////////////////////////////////</text:p>
      <text:p text:style-name="P26"><text:tab/>// GPIO definitions <text:s text:c="4"/>//</text:p>
      <text:p text:style-name="P26"><text:tab/>//////////////////////////////////</text:p>
      <text:p text:style-name="P26"/>
      <text:p text:style-name="P26"><text:tab/>// CHANGE TO YOUR OWN PINS</text:p>
      <text:p text:style-name="P26"><text:tab/>#define A_LEDS <text:s text:c="4"/>4 <text:s text:c="8"/>// max leds on Arduino (must equal the number A_LED entries)</text:p>
      <text:p text:style-name="P26"><text:tab/>#define ESP_LEDS <text:s text:c="2"/>2 <text:s text:c="8"/>// max leds on ESP (must equal the number ESP_LED entries)</text:p>
      <text:p text:style-name="P26"/>
      <text:p text:style-name="P26"><text:tab/>#define TOTLEDS A_LEDS + ESP_LEDS</text:p>
      <text:p text:style-name="P26"/>
      <text:p text:style-name="P26"><text:soft-page-break/><text:tab/>uint8_t A_LED[A_LEDS] = {11,12,0,0}; <text:s/>// REPLACE 0 with the pin number for the led on <text:tab/><text:tab/><text:tab/><text:tab/><text:tab/><text:tab/><text:tab/>the Arduino</text:p>
      <text:p text:style-name="P26"><text:tab/>uint8_t ESP_LED[ESP_LEDS] = {14,12}; <text:s/>// REPLACE 0 with the pin number for the led <text:tab/><text:tab/><text:tab/><text:tab/><text:tab/><text:tab/><text:tab/>on the ESP8266</text:p>
      <text:p text:style-name="P26"/>
      <text:p text:style-name="P26"><text:tab/>#define A_BUTS <text:s text:c="4"/>2 <text:s text:c="8"/>// max Button on Arduino (must equal the number A_BUT <text:tab/><text:tab/><text:tab/><text:tab/><text:tab/><text:tab/>entries)</text:p>
      <text:p text:style-name="P26"><text:tab/>#define ESP_BUTS <text:s text:c="2"/>2 <text:s text:c="8"/>// max Button on ESP (must equal the number ESP_BUT <text:tab/><text:tab/><text:tab/><text:tab/><text:tab/><text:tab/>entries)</text:p>
      <text:p text:style-name="P26"/>
      <text:p text:style-name="P26"><text:tab/>uint8_t A_BUT[A_BUTS] = {7,0}; <text:s text:c="7"/>// REPLACE 0 with the pin number for the button <text:tab/><text:tab/><text:tab/><text:tab/><text:tab/><text:tab/><text:tab/>on the Arduino</text:p>
      <text:p text:style-name="P26"><text:tab/>uint8_t ESP_BUT[ESP_BUTS] = {13,0}; <text:s text:c="2"/>// REPLACE 0 with the pin number for the <text:tab/><text:tab/><text:tab/><text:tab/><text:tab/><text:tab/><text:tab/><text:tab/>button on the ESP8266</text:p>
      <text:p text:style-name="P26"/>
      <text:p text:style-name="P26"><text:tab/>#define MAX_ADC <text:s text:c="2"/>5 <text:s text:c="8"/>// maximum ADC ports starting at 0</text:p>
      <text:p text:style-name="P26"/>
      <text:p text:style-name="P26"><text:tab/>// structure to capture the led status</text:p>
      <text:p text:style-name="P26"><text:tab/>struct gpio_led{</text:p>
      <text:p text:style-name="P26"><text:tab/> <text:s/>char <text:s text:c="9"/>board; <text:s text:c="2"/>// either A (Arduino) or E (ESP8266)</text:p>
      <text:p text:style-name="P26"><text:tab/> <text:s/>uint8_t <text:s text:c="6"/>gpio; <text:s text:c="3"/>// pin number</text:p>
      <text:p text:style-name="P26"><text:tab/> <text:s/>int <text:s text:c="10"/>c_state; // current state HIGH or LOW</text:p>
      <text:p text:style-name="P26"><text:tab/> <text:s/>int <text:s text:c="10"/>r_state; // request state</text:p>
      <text:p text:style-name="P26"><text:tab/> <text:s/>int <text:s text:c="10"/>rate; <text:s text:c="3"/>// number of blinks per minute</text:p>
      <text:p text:style-name="P26"><text:tab/> <text:s/>unsigned long next; <text:s text:c="3"/>// when is next blink in milli seconds</text:p>
      <text:p text:style-name="P26"><text:tab/>} gpio_led;</text:p>
      <text:p text:style-name="P26"/>
      <text:p text:style-name="P26"><text:tab/>struct gpio_led LEDS[TOTLEDS];</text:p>
      <text:h text:style-name="Heading_20_2" text:outline-level="2"><text:bookmark-start text:name="__RefHeading___Toc157_203820240"/>initializeESP8266()<text:tab/><text:bookmark-end text:name="__RefHeading___Toc157_203820240"/></text:h>
      <text:p text:style-name="P4">Available: <text:s text:c="2"/>ALL</text:p>
      <text:p text:style-name="P4">will check that a board is available and initialize.</text:p>
      <text:h text:style-name="Heading_20_2" text:outline-level="2"><text:bookmark-start text:name="__RefHeading___Toc159_203820240"/><text:span text:style-name="T5">initSoftAP()</text:span><text:span text:style-name="T15"><text:tab/></text:span><text:bookmark-end text:name="__RefHeading___Toc159_203820240"/></text:h>
      <text:p text:style-name="P10">available 2, 3</text:p>
      <text:p text:style-name="P20">creates a soft Access pooint and will display the default IP, and will call to set <text:s/>new requested softIP and softMac addresses, if requested in the sketch</text:p>
      <text:p text:style-name="P20">uses :</text:p>
      <text:p text:style-name="P15"><text:tab/>////////////////////////////////////////////</text:p>
      <text:p text:style-name="P15"><text:tab/>// ESP8266Server definition //</text:p>
      <text:p text:style-name="P15"><text:tab/>////////////////////////////////////////////</text:p>
      <text:p text:style-name="P15"><text:tab/>char serverSSID[]="testserver"; <text:s text:c="5"/>// or another name</text:p>
      <text:p text:style-name="P15"><text:tab/>char serverPSK[]="sparkfun"; <text:s text:c="8"/>// or another password</text:p>
      <text:p text:style-name="P15"><text:tab/>uint16_t server_port = 333;<text:tab/> <text:s text:c="9"/>// or another port</text:p>
      <text:h text:style-name="Heading_20_2" text:outline-level="2"><text:bookmark-start text:name="__RefHeading___Toc161_203820240"/>loopback( ESP8266Client client)<text:span text:style-name="T6"><text:tab/></text:span><text:bookmark-end text:name="__RefHeading___Toc161_203820240"/></text:h>
      <text:p text:style-name="P13"><text:span text:style-name="T8">available 2, </text:span><text:span text:style-name="T12">5</text:span></text:p>
      <text:p text:style-name="P23">Will loopback / echo back the data received from a connected client to that cliet loop backtest </text:p>
      <text:h text:style-name="P52" text:outline-level="2"><text:bookmark-start text:name="__RefHeading___Toc248_203820240"/>readData(ESP8266Client client, char *out, int len, int retry)<text:bookmark-end text:name="__RefHeading___Toc248_203820240"/></text:h>
      <text:p text:style-name="P5">available ALL</text:p>
      <text:p text:style-name="P11">Read data from remote and strip +IPD.... header</text:p>
      <text:p text:style-name="P11"><text:tab/>client = client socket</text:p>
      <text:p text:style-name="P11"><text:tab/>out = <text:tab/>buffer to store output</text:p>
      <text:p text:style-name="P11"><text:tab/>len = <text:tab/>length of buffer</text:p>
      <text:p text:style-name="P11"><text:tab/>retry = retry count for checking</text:p>
      <text:p text:style-name="P11"/>
      <text:p text:style-name="P25">if len is zero, <text:span text:style-name="T20">t</text:span>he read data after the header will be displayed</text:p>
      <text:h text:style-name="Heading_20_2" text:outline-level="2"><text:bookmark-start text:name="__RefHeading___Toc165_203820240"/>Server_connect()<text:bookmark-end text:name="__RefHeading___Toc165_203820240"/></text:h>
      <text:p text:style-name="P4">available 1,</text:p>
      <text:p text:style-name="P4">Will connect a shield as a client to a remote server</text:p>
      <text:p text:style-name="P4">uses :</text:p>
      <text:p text:style-name="P4"><text:tab/>////////////////////////////////////////////////////////////////////////////</text:p>
      <text:p text:style-name="P4"><text:tab/>// Remote server <text:s/>IP address and port to connect to //</text:p>
      <text:p text:style-name="P4"><text:tab/>///////////////////////////////////////////////////////////////////////////</text:p>
      <text:p text:style-name="P4"><text:tab/>char SERVERIP[]= "192.168.1.137";</text:p>
      <text:p text:style-name="P4"><text:tab/>#define _port 333</text:p>
      <text:h text:style-name="Heading_20_2" text:outline-level="2"><text:bookmark-start text:name="__RefHeading___Toc167_203820240"/>setsoftIP()<text:bookmark-end text:name="__RefHeading___Toc167_203820240"/></text:h>
      <text:p text:style-name="P10">available 2</text:p>
      <text:p text:style-name="P6">will set a new softAP IP address</text:p>
      <text:p text:style-name="P14">uses:</text:p>
      <text:p text:style-name="P16"><text:tab/>///////////////////////////////////////////////////////////////////////////</text:p>
      <text:p text:style-name="P16"><text:tab/>// <text:s text:c="2"/>set new newSoftIP[]= "" if no change wanted <text:s text:c="3"/>//</text:p>
      <text:p text:style-name="P16"><text:tab/>///////////////////////////////////////////////////////////////////////////</text:p>
      <text:p text:style-name="P16"><text:tab/>char newSoftIP[] = "";</text:p>
      <text:p text:style-name="P16"><text:tab/>//char newSoftIP[]="192.168.2.100"; <text:s text:c="2"/>// new IP address.</text:p>
      <text:p text:style-name="P16"><text:tab/>char newSoftGateway[] ="192.168.2.1"; // new Gateway</text:p>
      <text:p text:style-name="P16"><text:tab/>char newSoftMask[]="255.255.255.0"; <text:s text:c="2"/>// new Mask</text:p>
      <text:p text:style-name="P14"/>
      <text:h text:style-name="Heading_20_2" text:outline-level="2"><text:bookmark-start text:name="__RefHeading___Toc169_203820240"/><text:span text:style-name="T2">setsoft</text:span><text:span text:style-name="T4">MAC</text:span><text:span text:style-name="T2">()</text:span><text:tab/><text:bookmark-end text:name="__RefHeading___Toc169_203820240"/></text:h>
      <text:p text:style-name="P10">available 2,</text:p>
      <text:p text:style-name="P7">will set a new softAP <text:span text:style-name="T16">MAC</text:span> address</text:p>
      <text:p text:style-name="P19">uses :</text:p>
      <text:p text:style-name="P18"><text:tab/>//////////////////////////////////////////////////////</text:p>
      <text:p text:style-name="P18"><text:tab/>// <text:s text:c="49"/>//</text:p>
      <text:p text:style-name="P18"><text:tab/>// SOFT MAC SHOULD BE UNIQUE AND NOT EQUAL TO ANY <text:s text:c="2"/>//</text:p>
      <text:p text:style-name="P18"><text:tab/>// OTHER MAC ON THE NETWORK, INCLUDING THE HARDWARE //</text:p>
      <text:p text:style-name="P18"><text:tab/>// MAC OF THE ESP8266 <text:s text:c="30"/>//</text:p>
      <text:p text:style-name="P18"><text:tab/>// <text:s text:c="49"/>//</text:p>
      <text:p text:style-name="P18"><text:tab/>// set new newSoftMAC[]= "" if no change wanted <text:s text:c="4"/>//</text:p>
      <text:p text:style-name="P18"><text:tab/>//////////////////////////////////////////////////////</text:p>
      <text:p text:style-name="P18"><text:tab/>char newSoftMAC[] = "";</text:p>
      <text:p text:style-name="P18"><text:tab/>//char newSoftMAC[]="5e:cf:7f:e3:7F:11"; <text:s text:c="2"/>// new MAC address.</text:p>
      <text:p text:style-name="P14"><text:soft-page-break/></text:p>
      <text:h text:style-name="P50" text:outline-level="2"><text:bookmark-start text:name="__RefHeading___Toc174_203820240"/>setSoftTimeout(uint16_t timeout)<text:bookmark-end text:name="__RefHeading___Toc174_203820240"/></text:h>
      <text:p text:style-name="P45">available 2, 3, 6</text:p>
      <text:p text:style-name="P22">set <text:span text:style-name="T22">server</text:span> timeout value </text:p>
      <text:h text:style-name="Heading_20_2" text:outline-level="2"><text:bookmark-start text:name="__RefHeading___Toc200_203820240"/>serialTrigger(String message)<text:bookmark-end text:name="__RefHeading___Toc200_203820240"/></text:h>
      <text:p text:style-name="P43">available: ALL</text:p>
      <text:p text:style-name="P3">serialTrigger prints a message, then waits for something to come in from the serial port.</text:p>
      <text:h text:style-name="Heading_20_2" text:outline-level="2"><text:bookmark-start text:name="__RefHeading___Toc202_203820240"/><text:span text:style-name="T2">serverSetup()</text:span><text:span text:style-name="T15"><text:tab/></text:span><text:bookmark-end text:name="__RefHeading___Toc202_203820240"/></text:h>
      <text:p text:style-name="P34"><text:span text:style-name="T15">available: </text:span>4, <text:span text:style-name="T21">5, 6</text:span></text:p>
      <text:p text:style-name="P33">Start the shield as a server on the local network and display connection details IP to connect to </text:p>
      <text:h text:style-name="Heading_20_2" text:outline-level="2"><text:bookmark-start text:name="__RefHeading___Toc204_203820240"/>setSpeed(unsigned long speed)<text:bookmark-end text:name="__RefHeading___Toc204_203820240"/></text:h>
      <text:p text:style-name="P11"><text:span text:style-name="T7">available: </text:span><text:span text:style-name="T6">1, </text:span><text:span text:style-name="T9">2, </text:span><text:span text:style-name="T11">4, </text:span><text:span text:style-name="T12">5</text:span></text:p>
      <text:p text:style-name="P9">set new UART and interface speed once you have done this, the ESP8266 will keep this speed. You have to reset before exiting the program, or unplug the power from the board.</text:p>
      <text:p text:style-name="P9">SoftSerial will have most of the time difficulties when setting speed about 56K</text:p>
      <text:h text:style-name="Heading_20_2" text:outline-level="2"><text:bookmark-start text:name="__RefHeading___Toc206_203820240"/><text:span text:style-name="T2">setDHCP</text:span>()<text:bookmark-end text:name="__RefHeading___Toc206_203820240"/></text:h>
      <text:p text:style-name="P11">available: <text:span text:style-name="T18">ALL</text:span></text:p>
      <text:p text:style-name="P8">will set DHCP mode to get it's IP from the AP (opposite to Static)</text:p>
      <text:h text:style-name="Heading_20_2" text:outline-level="2"><text:bookmark-start text:name="__RefHeading___Toc208_203820240"/>setmode(int mode)<text:bookmark-end text:name="__RefHeading___Toc208_203820240"/></text:h>
      <text:p text:style-name="P12"><text:span text:style-name="T7">available: </text:span><text:span text:style-name="T10">ALL</text:span></text:p>
      <text:p text:style-name="P6">Will set the ESP8266 in one of three modes:</text:p>
      <text:p text:style-name="P6"><text:tab/>ESP8266_MODE_STA <text:tab/>- Station only</text:p>
      <text:p text:style-name="P6"><text:s/><text:tab/>ESP8266_MODE_AP <text:tab/>- Access point only</text:p>
      <text:p text:style-name="P6"><text:tab/>ESP8266_MODE_STAAP <text:tab/>- Station/AP combo</text:p>
      <text:h text:style-name="Heading_20_2" text:outline-level="2"><text:bookmark-start text:name="__RefHeading___Toc210_203820240"/>setstatic()<text:bookmark-end text:name="__RefHeading___Toc210_203820240"/></text:h>
      <text:p text:style-name="P5">available 1, <text:span text:style-name="T18">4, 5</text:span></text:p>
      <text:p text:style-name="P3">Will set a static IP on the shield</text:p>
      <text:p text:style-name="P3">uses :</text:p>
      <text:p text:style-name="P3"><text:bookmark-start text:name="__DdeLink__30_203820240"/><text:tab/>///////////////////////////////////////////////////////////////////////</text:p>
      <text:p text:style-name="P3"><text:tab/>// <text:s text:c="10"/>set new static IP if wanted <text:s text:c="20"/>//</text:p>
      <text:p text:style-name="P3"><text:tab/>// Default : <text:s/>no change wanted <text:s text:c="27"/>//</text:p>
      <text:p text:style-name="P3"><text:tab/>// Change <text:s/>#define ipaddress "" <text:s text:c="25"/>// </text:p>
      <text:p text:style-name="P3"><text:tab/>// to something like #define "192.168.1.161"; <text:s text:c="2"/>//</text:p>
      <text:p text:style-name="P3"><text:tab/>/////////////////////////////////////////////////////////////////////</text:p>
      <text:p text:style-name="P3"><text:tab/>#define ipaddress "192.168.1.161"</text:p>
      <text:p text:style-name="P3"/>
      <text:p text:style-name="P3"><text:tab/>char CLIENTIP[]= ipaddress;</text:p>
      <text:p text:style-name="P3"><text:tab/>char gateway[]="192.168.1.1";</text:p>
      <text:p text:style-name="P8"><text:span text:style-name="T3"><text:tab/></text:span><text:span text:style-name="T7">char mask[]="255.255.255.0";</text:span><text:bookmark-end text:name="__DdeLink__30_203820240"/></text:p>
      <text:h text:style-name="P49" text:outline-level="2"><text:bookmark-start text:name="__RefHeading___Toc252_203820240"/><text:soft-page-break/>soft_server_setup()<text:bookmark-end text:name="__RefHeading___Toc252_203820240"/></text:h>
      <text:p text:style-name="P11">available 2, 3</text:p>
      <text:p text:style-name="P17"><text:span text:style-name="T17">Begin </text:span>softAP server and display IP to connected</text:p>
      <text:h text:style-name="P49" text:outline-level="2"><text:bookmark-start text:name="__RefHeading___Toc176_203820240"/>softwhoconnected()<text:bookmark-end text:name="__RefHeading___Toc176_203820240"/></text:h>
      <text:p text:style-name="P44">available 2,</text:p>
      <text:p text:style-name="P21"><text:span text:style-name="T7">will display who </text:span><text:span text:style-name="T9">(client IP and MAC) </text:span><text:span text:style-name="T7"><text:s/>is connected to the softAP (if any) </text:span></text:p>
      <text:h text:style-name="Heading_20_2" text:outline-level="2"><text:bookmark-start text:name="__RefHeading___Toc244_203820240"/>talkback( ESP8266Client client)<text:bookmark-end text:name="__RefHeading___Toc244_203820240"/></text:h>
      <text:p text:style-name="P43">available 4</text:p>
      <text:p text:style-name="P24">Will receive messages from an attached client and sent information that has been input the serial monitor <text:s/>to the attached client. A basic chat.</text:p>
      <text:h text:style-name="P49" text:outline-level="2"><text:bookmark-start text:name="__RefHeading___Toc222_203820240"/>SWITCH()<text:bookmark-end text:name="__RefHeading___Toc222_203820240"/></text:h>
      <text:p text:style-name="P30">available 3, <text:span text:style-name="T22">6</text:span></text:p>
      <text:p text:style-name="P30">Will set a digital output high or low depending on the request from the client. The output can be either on the Arduino or the ESP8266.</text:p>
      <text:h text:style-name="P49" text:outline-level="2"><text:bookmark-start text:name="__RefHeading___Toc180_203820240"/>BLINK()<text:bookmark-end text:name="__RefHeading___Toc180_203820240"/></text:h>
      <text:p text:style-name="P30">available 3, <text:span text:style-name="T22">6</text:span></text:p>
      <text:p text:style-name="P30">Will set a digital output to switch between high and low depending on the requested frequency from the client.The output can be either on the Arduino or the ESP8266.</text:p>
      <text:h text:style-name="P49" text:outline-level="2"><text:bookmark-start text:name="__RefHeading___Toc236_203820240"/>ClrLedAction()<text:bookmark-end text:name="__RefHeading___Toc236_203820240"/></text:h>
      <text:p text:style-name="P37">available <text:s/>3, 6</text:p>
      <text:p text:style-name="P30">Clear any previous actions on the GPIO output pins</text:p>
      <text:h text:style-name="P49" text:outline-level="2"><text:bookmark-start text:name="__RefHeading___Toc238_203820240"/>DoLedAction()<text:bookmark-end text:name="__RefHeading___Toc238_203820240"/></text:h>
      <text:p text:style-name="P30">available 3, 6</text:p>
      <text:p text:style-name="P31">Will perform the action set by the BLINK() an SWITCH() routines</text:p>
      <text:h text:style-name="P49" text:outline-level="2"><text:bookmark-start text:name="__RefHeading___Toc240_203820240"/>GetAdc()<text:bookmark-end text:name="__RefHeading___Toc240_203820240"/></text:h>
      <text:p text:style-name="P30">available 3, <text:span text:style-name="T22">6</text:span></text:p>
      <text:p text:style-name="P30">Will read an analog <text:s/>pin on the Arduino and sent the status back to the client.</text:p>
      <text:h text:style-name="P51" text:outline-level="2"><text:bookmark-start text:name="__RefHeading___Toc254_203820240"/>SetLedPin(int ind)<text:bookmark-end text:name="__RefHeading___Toc254_203820240"/></text:h>
      <text:p text:style-name="P47">available 3, 6</text:p>
      <text:p text:style-name="P32"><text:span text:style-name="T13">Will set led output pin high or low. <text:s/></text:span><text:span text:style-name="T14">The output can be either on the Arduino or the ESP8266.</text:span></text:p>
      <text:h text:style-name="P49" text:outline-level="2"><text:bookmark-start text:name="__RefHeading___Toc182_203820240"/>STATUS()<text:bookmark-end text:name="__RefHeading___Toc182_203820240"/></text:h>
      <text:p text:style-name="P30">available 3, <text:span text:style-name="T22">6</text:span></text:p>
      <text:p text:style-name="P30">Will read a digital input and sent the status (high or low) back to the client. The input can be either on the Arduino or the ESP826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nl" fo:country="NL"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nl" fo:country="NL"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rsid="001a47de" officeooo:paragraph-rsid="001a47de"/>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Sketch routine overview<text:tab/>page <text:page-number text:select-page="current">6</text:page-number> of <text:page-count>6</text:page-count><text:tab/>version 1.0</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02T16:58:35.713070573</meta:creation-date>
    <dc:date>2018-02-05T12:15:09.571535982</dc:date>
    <meta:editing-duration>PT1H29M39S</meta:editing-duration>
    <meta:editing-cycles>18</meta:editing-cycles>
    <meta:generator>LibreOffice/5.1.6.2$Linux_X86_64 LibreOffice_project/10m0$Build-2</meta:generator>
    <meta:document-statistic meta:table-count="0" meta:image-count="0" meta:object-count="0" meta:page-count="6" meta:paragraph-count="216" meta:word-count="1181" meta:character-count="8391" meta:non-whitespace-character-count="6891"/>
  </office:meta>
</office:document-meta>
</file>